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0000002162C4B0D3E53E6F21A.png" manifest:media-type="image/png"/>
  <manifest:file-entry manifest:full-path="Pictures/10000201000002D7000003B71F63FC595BAB547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magine1" text:anchor-type="char" svg:width="16.087cm" svg:height="14.129cm" draw:z-index="0"><draw:image xlink:href="Pictures/1000000000000260000002162C4B0D3E53E6F21A.png" xlink:type="simple" xlink:show="embed" xlink:actuate="onLoad" draw:mime-type="image/png"/></draw:frame><text:soft-page-break/><draw:frame draw:style-name="fr1" draw:name="Immagine2" text:anchor-type="as-char" svg:width="19.237cm" svg:height="25.165cm" draw:z-index="1"><draw:image xlink:href="Pictures/10000201000002D7000003B71F63FC595BAB5478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17:45:31.834000000</meta:creation-date>
    <dc:date>2021-05-18T17:46:40.216000000</dc:date>
    <meta:editing-duration>PT1M8S</meta:editing-duration>
    <meta:editing-cycles>1</meta:editing-cycles>
    <meta:document-statistic meta:table-count="0" meta:image-count="2" meta:object-count="0" meta:page-count="2" meta:paragraph-count="1" meta:word-count="0" meta:character-count="1" meta:non-whitespace-character-count="0"/>
    <meta:generator>LibreOffice/7.0.3.1$Windows_X86_64 LibreOffice_project/d7547858d014d4cf69878db179d326fc3483e082</meta:generator>
  </office:meta>
</office:document-meta>
</file>